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4FD6FF" fo:border-left="none" fo:border-right="thin solid #4FD6FF" fo:background-color="#00A6D9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4FD6FF" fo:border-left="thin solid #4FD6FF" fo:border-right="none" fo:background-color="#00A6D9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F4AD9D" fo:border-left="none" fo:border-right="thin solid #F4AD9D" fo:background-color="#EC775C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F4AD9D" fo:border-left="thin solid #F4AD9D" fo:border-right="none" fo:background-color="#EC775C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B19AC7" fo:border-left="none" fo:border-right="thin solid #B19AC7" fo:background-color="#7D599F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B19AC7" fo:border-left="thin solid #B19AC7" fo:border-right="none" fo:background-color="#7D599F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FD6FF" fo:border-bottom="thin solid #4FD6FF" fo:border-left="none" fo:border-right="thin solid #4FD6FF" fo:background-color="#C4F1FF"/>
    </style:style>
    <style:style style:name="ce9" style:family="table-cell" style:parent-style-name="Default" style:data-style-name="N0">
      <style:table-cell-properties fo:border-top="thin solid #4FD6FF" fo:border-bottom="thin solid #4FD6FF" fo:border-left="thin solid #4FD6FF" fo:border-right="none"/>
    </style:style>
    <style:style style:name="ce10" style:family="table-cell" style:parent-style-name="Default" style:data-style-name="N0">
      <style:table-cell-properties fo:border-top="thin solid #F4AD9D" fo:border-bottom="thin solid #F4AD9D" fo:border-left="none" fo:border-right="thin solid #F4AD9D" fo:background-color="#F4AD9D"/>
    </style:style>
    <style:style style:name="ce11" style:family="table-cell" style:parent-style-name="Default" style:data-style-name="N0">
      <style:table-cell-properties fo:border-top="thin solid #F4AD9D" fo:border-bottom="thin solid #F4AD9D" fo:border-left="thin solid #F4AD9D" fo:border-right="none" fo:background-color="#F4AD9D"/>
    </style:style>
    <style:style style:name="ce12" style:family="table-cell" style:parent-style-name="Default" style:data-style-name="N0">
      <style:table-cell-properties fo:border-top="thin solid #B19AC7" fo:border-bottom="thin solid #B19AC7" fo:border-left="none" fo:border-right="thin solid #B19AC7" fo:background-color="#E5DDEC"/>
    </style:style>
    <style:style style:name="ce13" style:family="table-cell" style:parent-style-name="Default" style:data-style-name="N0">
      <style:table-cell-properties fo:border-top="thin solid #B19AC7" fo:border-bottom="thin solid #B19AC7" fo:border-left="thin solid #B19AC7" fo:border-right="none" fo:background-color="#E5DDEC"/>
    </style:style>
    <style:style style:name="ce14" style:family="table-cell" style:parent-style-name="Default" style:data-style-name="N0">
      <style:table-cell-properties fo:border-top="thin solid #4FD6FF" fo:border-bottom="thin solid #4FD6FF" fo:border-left="none" fo:border-right="thin solid #4FD6FF"/>
    </style:style>
    <style:style style:name="ce15" style:family="table-cell" style:parent-style-name="Default" style:data-style-name="N0">
      <style:table-cell-properties fo:border="thin solid #B19AC7"/>
    </style:style>
    <style:style style:name="ce16" style:family="table-cell" style:parent-style-name="Default" style:data-style-name="N0">
      <style:table-cell-properties fo:border-top="thin solid #B19AC7" fo:border-bottom="none" fo:border-left="none" fo:border-right="thin solid #B19AC7"/>
    </style:style>
    <style:style style:name="ce17" style:family="table-cell" style:parent-style-name="Default" style:data-style-name="N0">
      <style:table-cell-properties fo:border-top="thin solid #B19AC7" fo:border-bottom="none" fo:border-left="thin solid #B19AC7" fo:border-right="none"/>
    </style:style>
    <style:style style:name="ce18" style:family="table-cell" style:parent-style-name="Default" style:data-style-name="N0">
      <style:table-cell-properties fo:border-top="thin solid #4FD6FF" fo:border-bottom="none" fo:border-left="none" fo:border-right="thin solid #4FD6FF" fo:background-color="#C4F1FF"/>
    </style:style>
    <style:style style:name="ce19" style:family="table-cell" style:parent-style-name="Default" style:data-style-name="N0">
      <style:table-cell-properties fo:border-top="thin solid #4FD6FF" fo:border-bottom="none" fo:border-left="thin solid #4FD6FF" fo:border-right="none" fo:background-color="#C4F1FF"/>
    </style:style>
    <style:style style:name="ce20" style:family="table-cell" style:parent-style-name="Default" style:data-style-name="N0">
      <style:table-cell-properties fo:border-top="thin solid #F4AD9D" fo:border-bottom="thin solid #F4AD9D" fo:border-left="none" fo:border-right="thin solid #F4AD9D" fo:background-color="#FBE4DE"/>
    </style:style>
    <style:style style:name="ce21" style:family="table-cell" style:parent-style-name="Default" style:data-style-name="N0">
      <style:table-cell-properties fo:border-top="thin solid #F4AD9D" fo:border-bottom="thin solid #F4AD9D" fo:border-left="thin solid #F4AD9D" fo:border-right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7444444444444cm" style:use-optimal-column-width="true"/>
    </style:style>
    <style:style style:name="co3" style:family="table-column">
      <style:table-column-properties fo:break-before="auto" style:column-width="1.97555555555556cm" style:use-optimal-column-width="true"/>
    </style:style>
    <style:style style:name="co4" style:family="table-column">
      <style:table-column-properties fo:break-before="auto" style:column-width="1.51694444444444cm"/>
    </style:style>
    <style:style style:name="co5" style:family="table-column">
      <style:table-column-properties fo:break-before="auto" style:column-width="5.25638888888889cm" style:use-optimal-column-width="true"/>
    </style:style>
    <style:style style:name="co6" style:family="table-column">
      <style:table-column-properties fo:break-before="auto" style:column-width="1.51694444444444cm" style:use-optimal-column-width="true"/>
    </style:style>
    <style:style style:name="co7" style:family="table-column">
      <style:table-column-properties fo:break-before="auto" style:column-width="4.19805555555556cm"/>
    </style:style>
    <style:style style:name="co8" style:family="table-column">
      <style:table-column-properties fo:break-before="auto" style:column-width="1.44638888888889cm"/>
    </style:style>
    <style:style style:name="co9" style:family="table-column">
      <style:table-column-properties fo:break-before="auto" style:column-width="3.86291666666667cm" style:use-optimal-column-width="true"/>
    </style:style>
    <style:style style:name="co10" style:family="table-column">
      <style:table-column-properties fo:break-before="auto" style:column-width="1.9402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2" style:family="table-cell" style:parent-style-name="Default" style:data-style-name="N0">
      <style:table-cell-properties fo:border-top="thin solid #4FD6FF" fo:border-bottom="thin solid #4FD6FF" fo:border-left="thin solid #4FD6FF" fo:border-right="none"/>
      <style:map style:condition="of:is-true-formula(NOT(ISERROR(SEARCH(&quot;FALSE&quot;;[.C2]))))" style:apply-style-name="cf11" style:base-cell-address="Parameters.C2"/>
      <style:map style:condition="of:is-true-formula(NOT(ISERROR(SEARCH(&quot;TRUE&quot;;[.C2]))))" style:apply-style-name="cf12" style:base-cell-address="Parameters.C2"/>
    </style:style>
    <style:style style:name="ce23" style:family="table-cell">
      <style:map style:condition="of:is-true-formula(NOT(ISERROR(SEARCH(&quot;FALSE&quot;;[.C2]))))" style:apply-style-name="cf11" style:base-cell-address="Parameters.C2"/>
      <style:map style:condition="of:is-true-formula(NOT(ISERROR(SEARCH(&quot;TRUE&quot;;[.C2]))))" style:apply-style-name="cf12" style:base-cell-address="Parameters.C2"/>
    </style:style>
    <style:style style:name="ce24" style:family="table-cell" style:parent-style-name="Default" style:data-style-name="N0">
      <style:table-cell-properties fo:border-top="thin solid #F4AD9D" fo:border-bottom="thin solid #F4AD9D" fo:border-left="thin solid #F4AD9D" fo:border-right="none" fo:background-color="#F4AD9D"/>
      <style:map style:condition="of:is-true-formula(NOT(ISERROR(SEARCH(&quot;FALSE&quot;;[.G2]))))" style:apply-style-name="cf11" style:base-cell-address="Parameters.G2"/>
      <style:map style:condition="of:is-true-formula(NOT(ISERROR(SEARCH(&quot;TRUE&quot;;[.G2]))))" style:apply-style-name="cf12" style:base-cell-address="Parameters.G2"/>
    </style:style>
    <style:style style:name="ce25" style:family="table-cell" style:parent-style-name="Default" style:data-style-name="N0">
      <style:table-cell-properties fo:border-top="thin solid #F4AD9D" fo:border-bottom="thin solid #F4AD9D" fo:border-left="thin solid #F4AD9D" fo:border-right="none"/>
      <style:map style:condition="of:is-true-formula(NOT(ISERROR(SEARCH(&quot;FALSE&quot;;[.G4]))))" style:apply-style-name="cf11" style:base-cell-address="Parameters.G4"/>
      <style:map style:condition="of:is-true-formula(NOT(ISERROR(SEARCH(&quot;TRUE&quot;;[.G4]))))" style:apply-style-name="cf12" style:base-cell-address="Parameters.G4"/>
    </style:style>
    <style:style style:name="ce26" style:family="table-cell">
      <style:map style:condition="of:is-true-formula(NOT(ISERROR(SEARCH(&quot;FALSE&quot;;[.E2]))))" style:apply-style-name="cf13" style:base-cell-address="Parameters_v1.E2"/>
      <style:map style:condition="of:is-true-formula(NOT(ISERROR(SEARCH(&quot;TRUE&quot;;[.E2]))))" style:apply-style-name="cf14" style:base-cell-address="Parameters_v1.E2"/>
    </style:style>
    <style:style style:name="ce27" style:family="table-cell">
      <style:map style:condition="of:is-true-formula(NOT(ISERROR(SEARCH(&quot;FALSE&quot;;[.H2]))))" style:apply-style-name="cf13" style:base-cell-address="Parameters_v1.H2"/>
      <style:map style:condition="of:is-true-formula(NOT(ISERROR(SEARCH(&quot;TRUE&quot;;[.H2]))))" style:apply-style-name="cf14" style:base-cell-address="Parameters_v1.H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Variables.$A$1:.$A$2])" table:base-cell-address="Parameters.C2">
          <table:help-message table:display="true"/>
          <table:error-message table:display="true"/>
        </table:content-validation>
        <table:content-validation table:name="val2" table:condition="of:cell-content-is-in-list([Variables.$B$1:.$B$2])" table:base-cell-address="Parameters.C4">
          <table:help-message table:display="true"/>
          <table:error-message table:display="true"/>
        </table:content-validation>
        <table:content-validation table:name="val3" table:condition="of:cell-content-is-in-list([Variables.$A$1:.$A$2])" table:base-cell-address="Parameters_v1.E2">
          <table:help-message table:display="true"/>
          <table:error-message table:display="true"/>
        </table:content-validation>
        <table:content-validation table:name="val4" table:condition="of:cell-content-is-in-list([Variables.B1:.B2])" table:base-cell-address="Parameters_v1.B3">
          <table:help-message table:display="true"/>
          <table:error-message table:display="true"/>
        </table:content-validation>
      </table:content-validations>
      <table:table table:name="Paramet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3" table:default-cell-style-name="ce1"/>
        <table:table-row table:style-name="ro1">
          <table:table-cell/>
          <table:table-cell office:value-type="string" table:style-name="ce2">
            <text:p>createStudy parameter</text:p>
          </table:table-cell>
          <table:table-cell office:value-type="string" table:style-name="ce3">
            <text:p>Value</text:p>
          </table:table-cell>
          <table:table-cell table:number-columns-repeated="2" table:style-name="ce1"/>
          <table:table-cell office:value-type="string" table:style-name="ce4">
            <text:p>launchSimulation parameter</text:p>
          </table:table-cell>
          <table:table-cell office:value-type="string" table:style-name="ce5">
            <text:p>Value</text:p>
          </table:table-cell>
          <table:table-cell table:number-columns-repeated="2" table:style-name="ce1"/>
          <table:table-cell office:value-type="string" table:style-name="ce6">
            <text:p>readResults parameter</text:p>
          </table:table-cell>
          <table:table-cell office:value-type="string" table:style-name="ce7">
            <text:p>Valu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Create new study ?</text:p>
          </table:table-cell>
          <table:table-cell office:value-type="string" table:content-validation-name="val1" table:style-name="ce22">
            <text:p>TRUE</text:p>
          </table:table-cell>
          <table:table-cell table:content-validation-name="val1" table:style-name="ce23"/>
          <table:table-cell table:style-name="ce1"/>
          <table:table-cell office:value-type="string" table:style-name="ce10">
            <text:p>Import existing study ?</text:p>
          </table:table-cell>
          <table:table-cell office:value-type="string" office:string-value="FALSE" table:formula="of:=IF([Parameters.$C2]=&quot;TRUE&quot;; &quot;FALSE&quot;; &quot;TRUE&quot;)" table:style-name="ce24">
            <text:p>FALSE</text:p>
          </table:table-cell>
          <table:table-cell table:number-columns-repeated="2" table:style-name="ce1"/>
          <table:table-cell table:style-name="ce12"/>
          <table:table-cell table:style-name="ce13"/>
          <table:table-cell table:number-columns-repeated="16373"/>
        </table:table-row>
        <table:table-row table:style-name="ro1">
          <table:table-cell/>
          <table:table-cell office:value-type="string" table:style-name="ce14">
            <text:p>Study name</text:p>
          </table:table-cell>
          <table:table-cell table:style-name="ce9"/>
          <table:table-cell office:value-type="string" table:style-name="ce1">
            <text:p>(avertir sur caractères plutôt _ et - <text:s/>? Sur limite de caractères qui peut poser pb ?)</text:p>
          </table:table-cell>
          <table:table-cell table:style-name="ce1"/>
          <table:table-cell office:value-type="string" table:style-name="ce15">
            <text:p>Import study name</text:p>
          </table:table-cell>
          <table:table-cell table:style-name="ce15"/>
          <table:table-cell table:number-columns-repeated="2" table:style-name="ce1"/>
          <table:table-cell table:style-name="ce16"/>
          <table:table-cell table:style-name="ce17"/>
          <table:table-cell table:number-columns-repeated="16373"/>
        </table:table-row>
        <table:table-row table:style-name="ro1">
          <table:table-cell/>
          <table:table-cell office:value-type="string" table:style-name="ce18">
            <text:p>Renewables modelling</text:p>
          </table:table-cell>
          <table:table-cell office:value-type="string" table:content-validation-name="val2" table:style-name="ce19">
            <text:p>aggregated</text:p>
          </table:table-cell>
          <table:table-cell table:content-validation-name="val2" table:style-name="ce1"/>
          <table:table-cell table:style-name="ce1"/>
          <table:table-cell office:value-type="string" table:style-name="ce20">
            <text:p>Launch simulation</text:p>
          </table:table-cell>
          <table:table-cell office:value-type="string" table:content-validation-name="val1" table:style-name="ce25">
            <text:p>FALSE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5">
            <text:p>Simulation name</text:p>
          </table:table-cell>
          <table:table-cell table:style-name="ce15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eut etre : mode create, mode impor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et createStudy serait juste editStudy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(memes fonctions mais avec des overwrite au besoin)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une fenetre general parameters avec mode : create/impor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si j'arrive à faire un "import study name" qui parse ce qui est dans le dossier input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arameters_v1" table:style-name="ta1"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General parameters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createStudy parameter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launchSimulation parameter</text:p>
          </table:table-cell>
          <table:table-cell office:value-type="string" table:style-name="ce1">
            <text:p>Val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udy name</text:p>
          </table:table-cell>
          <table:table-cell table:number-columns-repeated="2" table:style-name="ce1"/>
          <table:table-cell office:value-type="string" table:style-name="ce1">
            <text:p>Create study</text:p>
          </table:table-cell>
          <table:table-cell office:value-type="string" table:content-validation-name="val3" table:style-name="ce26">
            <text:p>TRUE</text:p>
          </table:table-cell>
          <table:table-cell table:style-name="ce1"/>
          <table:table-cell office:value-type="string" table:style-name="ce1">
            <text:p>Launch simulation</text:p>
          </table:table-cell>
          <table:table-cell office:value-type="string" table:content-validation-name="val3" table:style-name="ce27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newables modelling</text:p>
          </table:table-cell>
          <table:table-cell office:value-type="string" table:content-validation-name="val4" table:style-name="ce1">
            <text:p>aggregated</text:p>
          </table:table-cell>
          <table:table-cell table:style-name="ce1"/>
          <table:table-cell office:value-type="string" table:style-name="ce1">
            <text:p>Study name</text:p>
          </table:table-cell>
          <table:table-cell table:number-columns-repeated="2" table:style-name="ce1"/>
          <table:table-cell office:value-type="string" table:style-name="ce1">
            <text:p>Simulation nam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RNING : (avertir sur ce qu'Antares autorise comme caractères)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Advanced_config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Variabl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UE</text:p>
          </table:table-cell>
          <table:table-cell office:value-type="string" table:style-name="ce1">
            <text:p>aggreg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SE</text:p>
          </table:table-cell>
          <table:table-cell office:value-type="string" table:style-name="ce1">
            <text:p>cluster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Parameters.B1:Parameters.C4" table:name="createStudy_parameters" table:display-filter-buttons="true"/>
        <table:database-range table:target-range-address="Parameters.F1:Parameters.G5" table:name="Tableau1347" table:display-filter-buttons="true"/>
        <table:database-range table:target-range-address="Parameters.J1:Parameters.K3" table:name="readResults_parameters" table:display-filter-buttons="true"/>
        <table:database-range table:target-range-address="Parameters_v1.A1:Parameters_v1.B3" table:name="Tableau1" table:display-filter-buttons="true"/>
        <table:database-range table:target-range-address="Parameters_v1.D1:Parameters_v1.E3" table:name="Tableau13" table:display-filter-buttons="true"/>
        <table:database-range table:target-range-address="Parameters_v1.G1:Parameters_v1.H3" table:name="Tableau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f10" style:family="table-cell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cf4" style:family="table-cell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DC0059"/>
      <style:text-properties fo:color="#FFFFFF" fo:font-weight="bold" style:font-weight-asian="bold" style:font-weight-complex="bold"/>
    </style:style>
    <style:style style:name="cf6" style:family="table-cell" style:data-style-name="N0">
      <style:table-cell-properties fo:background-color="#009E8F"/>
      <style:text-properties fo:color="#FFFFFF" fo:font-weight="bold" style:font-weight-asian="bold" style:font-weight-complex="bold"/>
    </style:style>
    <style:style style:name="cf7" style:family="table-cell" style:data-style-name="N0">
      <style:table-cell-properties fo:background-color="#DC0059"/>
      <style:text-properties fo:color="#FFFFFF" fo:font-weight="bold" style:font-weight-asian="bold" style:font-weight-complex="bold"/>
    </style:style>
    <style:style style:name="cf8" style:family="table-cell" style:data-style-name="N0">
      <style:table-cell-properties fo:background-color="#009E8F"/>
      <style:text-properties fo:color="#FFFFFF" fo:font-weight="bold" style:font-weight-asian="bold" style:font-weight-complex="bold"/>
    </style:style>
    <style:style style:name="cf9" style:family="table-cell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1" style:family="table-cell">
      <style:table-cell-properties fo:background-color="#DC0059"/>
      <style:text-properties fo:color="#FFFFFF" fo:font-weight="bold" style:font-weight-asian="bold" style:font-weight-complex="bold" style:font-family-generic="swiss"/>
    </style:style>
    <style:style style:name="cf12" style:family="table-cell">
      <style:table-cell-properties fo:background-color="#009E8F"/>
      <style:text-properties fo:color="#FFFFFF" fo:font-weight="bold" style:font-weight-asian="bold" style:font-weight-complex="bold" style:font-family-generic="swiss"/>
    </style:style>
    <style:style style:name="cf13" style:family="table-cell">
      <style:table-cell-properties fo:background-color="#ED7D31"/>
      <style:text-properties fo:color="#FFFFFF" fo:font-weight="bold" style:font-weight-asian="bold" style:font-weight-complex="bold" style:font-family-generic="swiss"/>
    </style:style>
    <style:style style:name="cf14" style:family="table-cell">
      <style:table-cell-properties fo:background-color="#70AD47"/>
      <style:text-properties fo:color="#FFFFFF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BOISSIERE Matteo</meta:initial-creator>
    <dc:creator>BOISSIERE Matteo</dc:creator>
    <meta:creation-date>2024-09-26T12:53:30Z</meta:creation-date>
    <dc:date>2024-11-07T13:13:39Z</dc:date>
  </office:meta>
</office:document-meta>
</file>